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4.815cm"/>
    </style:style>
    <style:style style:name="Tableau1.B" style:family="table-column">
      <style:table-column-properties style:column-width="12.19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4.815cm"/>
    </style:style>
    <style:style style:name="Tableau2.B" style:family="table-column">
      <style:table-column-properties style:column-width="12.19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écification de l'environnement technique</text:h>
      <text:p text:style-name="Standard"/>
      <text:h text:style-name="Heading_20_2" text:outline-level="2">Principales exigences techniques</text:h>
      <text:p text:style-name="Standard"/>
      <text:p text:style-name="Standard"><text:span text:style-name="T1">Dimensionnement prévu (avec besoin de bonnes performances)</text:span>: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Volume de données</text:p>
          </table:table-cell>
          <table:table-cell table:style-name="Tableau1.B1" office:value-type="string">
            <text:p text:style-name="Table_20_Contents">Environ 50000 exemplaires ,</text:p>
            <text:p text:style-name="Table_20_Contents">3000 abonnés et 3 emprunts par semaine</text:p>
          </table:table-cell>
        </table:table-row>
        <table:table-row>
          <table:table-cell table:style-name="Tableau1.A2" office:value-type="string">
            <text:p text:style-name="Table_20_Contents">Utilisateurs simultanés</text:p>
          </table:table-cell>
          <table:table-cell table:style-name="Tableau1.B2" office:value-type="string">
            <text:p text:style-name="Table_20_Contents">Environ 10 utilisateurs (bibliothécaires + responsables)</text:p>
          </table:table-cell>
        </table:table-row>
        <table:table-row>
          <table:table-cell table:style-name="Tableau1.A2" office:value-type="string">
            <text:p text:style-name="Table_20_Contents">Temps de réponse</text:p>
          </table:table-cell>
          <table:table-cell table:style-name="Tableau1.B2" office:value-type="string">
            <text:p text:style-name="Table_20_Contents">&lt;= 1s en moyenne (&lt;=5s maxi)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span text:style-name="T1">Fonctionnalités techniques attendues </text:span>: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Transactions</text:p>
          </table:table-cell>
          <table:table-cell table:style-name="Tableau2.B1" office:value-type="string">
            <text:p text:style-name="Table_20_Contents">Nécessaires sur tous les traitements générant des modifications dans la base de données</text:p>
          </table:table-cell>
        </table:table-row>
        <table:table-row>
          <table:table-cell table:style-name="Tableau2.A2" office:value-type="string">
            <text:p text:style-name="Table_20_Contents">Authentification</text:p>
          </table:table-cell>
          <table:table-cell table:style-name="Tableau2.B2" office:value-type="string">
            <text:p text:style-name="Table_20_Contents">* pour "bibliothécaire" et "responsable abonnement" </text:p>
            <text:p text:style-name="Table_20_Contents">* mode classique (username,password) , pas besoin de ldap ni de sso</text:p>
          </table:table-cell>
        </table:table-row>
        <table:table-row>
          <table:table-cell table:style-name="Tableau2.A2" office:value-type="string">
            <text:p text:style-name="Table_20_Contents">Confidentialité</text:p>
          </table:table-cell>
          <table:table-cell table:style-name="Tableau2.B2" office:value-type="string">
            <text:p text:style-name="Table_20_Contents">Version 1 (intranet) : RAS</text:p>
            <text:p text:style-name="Table_20_Contents">Future version2 (internet) : cryptage SSL/HTTPS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Heading_20_2" text:outline-level="2">Grandes lignes sur l'environnement technologique</text:h>
      <text:p text:style-name="Standard"/>
      <text:p text:style-name="Standard">L'application bibliothèque devra être compatible avec l'environnement cible suivant :</text:p>
      <text:list xml:id="list41446120" text:style-name="L2">
        <text:list-item>
          <text:p text:style-name="P2">base de données MySQL</text:p>
        </text:list-item>
        <text:list-item>
          <text:p text:style-name="P2">serveur Tomcat7 et jdk 1.7 sous linux 64bits </text:p>
        </text:list-item>
      </text:list>
      <text:p text:style-name="Standard"/>
      <text:h text:style-name="Heading_20_2" text:outline-level="2">Aspects organisationnels et documentaires</text:h>
      <text:p text:style-name="Standard"/>
      <text:list xml:id="list39602755" text:style-name="L1">
        <text:list-item>
          <text:p text:style-name="P1">Besoin d'un guide utilisateur au format pdf</text:p>
        </text:list-item>
        <text:list-item>
          <text:p text:style-name="P1">Besoin d'un guide d'architecture technique (pdf) pour la future maintenance et évolution de l'application</text:p>
        </text:list-item>
        <text:list-item>
          <text:p text:style-name="P1">Besoin de réceptionner l'application dans le format suivant :</text:p>
          <text:p text:style-name="P1"><text:s text:c="7"/>- archive web prêt à être déployé sur un serveur tomcat (.war)</text:p>
          <text:p text:style-name="P1"><text:s text:c="7"/>- script sql de structuration de la base de données (tables vides)</text:p>
          <text:p text:style-name="P1"><text:s text:c="7"/>- script sql annexe avec jeu de données (pour tests rapides)<text:line-break/> <text:s text:c="6"/>- guide de configuration/installation<text:line-break/> <text:s text:c="6"/>- code source sous forme de projet maven .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="100%" fo:margin-left="0cm" fo:margin-right="0cm" fo:margin-top="0cm" fo:margin-bottom="0cm" fo:text-indent="0cm" style:auto-text-indent="false" fo:break-before="page" fo:background-color="#ffffcc" style:border-line-width="0.035cm 0.035cm 0.035cm" fo:padding="0.049cm" fo:border="0.99pt double #008000">
        <style:background-image/>
      </style:paragraph-properties>
      <style:text-properties style:use-window-font-color="true" style:text-outline="false" style:font-name="Arial Narrow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="100%" fo:margin-left="0.25cm" fo:margin-right="0cm" fo:margin-top="0cm" fo:margin-bottom="0cm" fo:text-indent="0cm" style:auto-text-indent="false" fo:background-color="#ffcc99">
        <style:background-image/>
      </style:paragraph-properties>
      <style:text-properties fo:color="#000080" style:font-name="Arial Narrow1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="100%" fo:margin-left="0.499cm" fo:margin-right="0cm" fo:margin-top="0cm" fo:margin-bottom="0cm" fo:text-indent="0cm" style:auto-text-indent="false" style:page-number="auto" fo:background-color="#ccffff">
        <style:background-image/>
      </style:paragraph-properties>
      <style:text-properties fo:color="#000000" style:font-name="Arial Narrow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="100%" fo:margin-left="0.75cm" fo:margin-right="0cm" fo:margin-top="0.42cm" fo:margin-bottom="0.21cm" fo:text-indent="0cm" style:auto-text-indent="false" fo:background-color="transparent">
        <style:tab-stops/>
        <style:background-image/>
      </style:paragraph-properties>
      <style:text-properties fo:color="#800080" style:font-name="Arial Narrow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size="14pt"/>
    </style:style>
    <style:style style:name="citation" style:family="paragraph" style:parent-style-name="Standard" style:class="text">
      <style:text-properties style:font-name="Garamond" fo:font-size="18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Spécification de l'environnement technique</text:chapter></text:p>
      </style:header>
      <style:footer>
        <text:p text:style-name="Footer">Cours XXX<text:tab/>-<text:tab/>Page <text:page-number text:select-page="current">1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18T21:33:16.73</dc:date>
    <dc:language>fr-FR</dc:language>
    <meta:editing-cycles>39</meta:editing-cycles>
    <meta:editing-duration>PT2H42M54S</meta:editing-duration>
    <meta:document-statistic meta:table-count="2" meta:image-count="0" meta:object-count="0" meta:page-count="1" meta:paragraph-count="32" meta:word-count="227" meta:character-count="1536" meta:non-whitespace-character-count="1312"/>
    <meta:user-defined meta:name="Info 1"/>
    <meta:user-defined meta:name="Info 2"/>
    <meta:user-defined meta:name="Info 3"/>
    <meta:user-defined meta:name="Info 4"/>
  </office:meta>
</office:document-meta>
</file>